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rescalar</text:p>
          </table:table-cell>
          <table:table-cell office:value-type="string" calcext:value-type="string">
            <text:p>postscalar</text:p>
          </table:table-cell>
          <table:table-cell office:value-type="string" calcext:value-type="string">
            <text:p>WDT time</text:p>
          </table:table-cell>
          <table:table-cell/>
          <table:table-cell office:value-type="string" calcext:value-type="string">
            <text:p>Freq(Hz)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1/([.$F$1]*(1/[.A2])*(1/[.B2]))" office:value-type="float" office:value="0.0009765625" calcext:value-type="float">
            <text:p>0.00097656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1/([.$F$1]*(1/[.A3])*(1/[.B3]))" office:value-type="float" office:value="0.001953125" calcext:value-type="float">
            <text:p>0.0019531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1/([.$F$1]*(1/[.A4])*(1/[.B4]))" office:value-type="float" office:value="0.00390625" calcext:value-type="float">
            <text:p>0.003906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formula="of:=1/([.$F$1]*(1/[.A5])*(1/[.B5]))" office:value-type="float" office:value="0.0078125" calcext:value-type="float">
            <text:p>0.00781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formula="of:=1/([.$F$1]*(1/[.A6])*(1/[.B6]))" office:value-type="float" office:value="0.015625" calcext:value-type="float">
            <text:p>0.0156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formula="of:=1/([.$F$1]*(1/[.A7])*(1/[.B7]))" office:value-type="float" office:value="0.03125" calcext:value-type="float">
            <text:p>0.031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table:formula="of:=1/([.$F$1]*(1/[.A8])*(1/[.B8]))" office:value-type="float" office:value="0.0625" calcext:value-type="float">
            <text:p>0.06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table:formula="of:=1/([.$F$1]*(1/[.A9])*(1/[.B9]))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table:formula="of:=1/([.$F$1]*(1/[.A10])*(1/[.B10]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94" calcext:value-type="float">
            <text:p>16394</text:p>
          </table:table-cell>
          <table:table-cell table:formula="of:=1/([.$F$1]*(1/[.A11])*(1/[.B11]))" office:value-type="float" office:value="0.50030517578125" calcext:value-type="float">
            <text:p>0.500305175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table:formula="of:=1/([.$F$1]*(1/[.A12])*(1/[.B12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formula="of:=1/([.$F$1]*(1/[.A13])*(1/[.B13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1/([.$F$1]*(1/[.A14])*(1/[.B14]))" office:value-type="float" office:value="0.001953125" calcext:value-type="float">
            <text:p>0.0019531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formula="of:=1/([.$F$1]*(1/[.A15])*(1/[.B15]))" office:value-type="float" office:value="0.00390625" calcext:value-type="float">
            <text:p>0.003906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formula="of:=1/([.$F$1]*(1/[.A16])*(1/[.B16]))" office:value-type="float" office:value="0.0078125" calcext:value-type="float">
            <text:p>0.00781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formula="of:=1/([.$F$1]*(1/[.A17])*(1/[.B17]))" office:value-type="float" office:value="0.015625" calcext:value-type="float">
            <text:p>0.0156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table:formula="of:=1/([.$F$1]*(1/[.A18])*(1/[.B18]))" office:value-type="float" office:value="0.03125" calcext:value-type="float">
            <text:p>0.031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table:formula="of:=1/([.$F$1]*(1/[.A19])*(1/[.B19]))" office:value-type="float" office:value="0.0625" calcext:value-type="float">
            <text:p>0.06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table:formula="of:=1/([.$F$1]*(1/[.A20])*(1/[.B20]))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table:formula="of:=1/([.$F$1]*(1/[.A21])*(1/[.B21]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table:formula="of:=1/([.$F$1]*(1/[.A22])*(1/[.B22]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94" calcext:value-type="float">
            <text:p>16394</text:p>
          </table:table-cell>
          <table:table-cell table:formula="of:=1/([.$F$1]*(1/[.A23])*(1/[.B23]))" office:value-type="float" office:value="1.0006103515625" calcext:value-type="float">
            <text:p>1.00061035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table:formula="of:=1/([.$F$1]*(1/[.A24])*(1/[.B24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table:formula="of:=1/([.$F$1]*(1/[.A25])*(1/[.B25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1/([.$F$1]*(1/[.A26])*(1/[.B26]))" office:value-type="float" office:value="0.00390625" calcext:value-type="float">
            <text:p>0.003906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formula="of:=1/([.$F$1]*(1/[.A27])*(1/[.B27]))" office:value-type="float" office:value="0.0078125" calcext:value-type="float">
            <text:p>0.00781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formula="of:=1/([.$F$1]*(1/[.A28])*(1/[.B28]))" office:value-type="float" office:value="0.015625" calcext:value-type="float">
            <text:p>0.0156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formula="of:=1/([.$F$1]*(1/[.A29])*(1/[.B29]))" office:value-type="float" office:value="0.03125" calcext:value-type="float">
            <text:p>0.031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formula="of:=1/([.$F$1]*(1/[.A30])*(1/[.B30]))" office:value-type="float" office:value="0.0625" calcext:value-type="float">
            <text:p>0.06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formula="of:=1/([.$F$1]*(1/[.A31])*(1/[.B31]))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table:formula="of:=1/([.$F$1]*(1/[.A32])*(1/[.B32]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table:formula="of:=1/([.$F$1]*(1/[.A33])*(1/[.B33]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table:formula="of:=1/([.$F$1]*(1/[.A34])*(1/[.B34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94" calcext:value-type="float">
            <text:p>16394</text:p>
          </table:table-cell>
          <table:table-cell table:formula="of:=1/([.$F$1]*(1/[.A35])*(1/[.B35]))" office:value-type="float" office:value="2.001220703125" calcext:value-type="float">
            <text:p>2.001220703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table:formula="of:=1/([.$F$1]*(1/[.A36])*(1/[.B36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table:formula="of:=1/([.$F$1]*(1/[.A37])*(1/[.B37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1/([.$F$1]*(1/[.A38])*(1/[.B38]))" office:value-type="float" office:value="0.0078125" calcext:value-type="float">
            <text:p>0.007812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1/([.$F$1]*(1/[.A39])*(1/[.B39]))" office:value-type="float" office:value="0.015625" calcext:value-type="float">
            <text:p>0.01562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formula="of:=1/([.$F$1]*(1/[.A40])*(1/[.B40]))" office:value-type="float" office:value="0.03125" calcext:value-type="float">
            <text:p>0.0312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formula="of:=1/([.$F$1]*(1/[.A41])*(1/[.B41]))" office:value-type="float" office:value="0.0625" calcext:value-type="float">
            <text:p>0.062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formula="of:=1/([.$F$1]*(1/[.A42])*(1/[.B42]))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formula="of:=1/([.$F$1]*(1/[.A43])*(1/[.B43]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formula="of:=1/([.$F$1]*(1/[.A44])*(1/[.B44]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table:formula="of:=1/([.$F$1]*(1/[.A45])*(1/[.B45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table:formula="of:=1/([.$F$1]*(1/[.A46])*(1/[.B46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94" calcext:value-type="float">
            <text:p>16394</text:p>
          </table:table-cell>
          <table:table-cell table:formula="of:=1/([.$F$1]*(1/[.A47])*(1/[.B47]))" office:value-type="float" office:value="4.00244140625" calcext:value-type="float">
            <text:p>4.002441406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table:formula="of:=1/([.$F$1]*(1/[.A48])*(1/[.B48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table:formula="of:=1/([.$F$1]*(1/[.A49])*(1/[.B49])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1/([.$F$1]*(1/[.A50])*(1/[.B50]))" office:value-type="float" office:value="0.015625" calcext:value-type="float">
            <text:p>0.0156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formula="of:=1/([.$F$1]*(1/[.A51])*(1/[.B51]))" office:value-type="float" office:value="0.03125" calcext:value-type="float">
            <text:p>0.031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formula="of:=1/([.$F$1]*(1/[.A52])*(1/[.B52]))" office:value-type="float" office:value="0.0625" calcext:value-type="float">
            <text:p>0.06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formula="of:=1/([.$F$1]*(1/[.A53])*(1/[.B53]))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formula="of:=1/([.$F$1]*(1/[.A54])*(1/[.B54]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formula="of:=1/([.$F$1]*(1/[.A55])*(1/[.B55]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table:formula="of:=1/([.$F$1]*(1/[.A56])*(1/[.B56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formula="of:=1/([.$F$1]*(1/[.A57])*(1/[.B57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formula="of:=1/([.$F$1]*(1/[.A58])*(1/[.B58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394" calcext:value-type="float">
            <text:p>16394</text:p>
          </table:table-cell>
          <table:table-cell table:formula="of:=1/([.$F$1]*(1/[.A59])*(1/[.B59]))" office:value-type="float" office:value="8.0048828125" calcext:value-type="float">
            <text:p>8.00488281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table:formula="of:=1/([.$F$1]*(1/[.A60])*(1/[.B60])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table:formula="of:=1/([.$F$1]*(1/[.A61])*(1/[.B61])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formula="of:=1/([.$F$1]*(1/[.A62])*(1/[.B62]))" office:value-type="float" office:value="0.03125" calcext:value-type="float">
            <text:p>0.0312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1/([.$F$1]*(1/[.A63])*(1/[.B63]))" office:value-type="float" office:value="0.0625" calcext:value-type="float">
            <text:p>0.062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1/([.$F$1]*(1/[.A64])*(1/[.B64]))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formula="of:=1/([.$F$1]*(1/[.A65])*(1/[.B65]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formula="of:=1/([.$F$1]*(1/[.A66])*(1/[.B66]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formula="of:=1/([.$F$1]*(1/[.A67])*(1/[.B67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table:formula="of:=1/([.$F$1]*(1/[.A68])*(1/[.B68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table:formula="of:=1/([.$F$1]*(1/[.A69])*(1/[.B69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formula="of:=1/([.$F$1]*(1/[.A70])*(1/[.B70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94" calcext:value-type="float">
            <text:p>16394</text:p>
          </table:table-cell>
          <table:table-cell table:formula="of:=1/([.$F$1]*(1/[.A71])*(1/[.B71]))" office:value-type="float" office:value="16.009765625" calcext:value-type="float">
            <text:p>16.00976562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table:formula="of:=1/([.$F$1]*(1/[.A72])*(1/[.B72])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table:formula="of:=1/([.$F$1]*(1/[.A73])*(1/[.B73])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1/([.$F$1]*(1/[.A74])*(1/[.B74]))" office:value-type="float" office:value="0.0625" calcext:value-type="float">
            <text:p>0.06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formula="of:=1/([.$F$1]*(1/[.A75])*(1/[.B75]))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1/([.$F$1]*(1/[.A76])*(1/[.B76]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formula="of:=1/([.$F$1]*(1/[.A77])*(1/[.B77]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formula="of:=1/([.$F$1]*(1/[.A78])*(1/[.B78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formula="of:=1/([.$F$1]*(1/[.A79])*(1/[.B79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table:formula="of:=1/([.$F$1]*(1/[.A80])*(1/[.B80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table:formula="of:=1/([.$F$1]*(1/[.A81])*(1/[.B81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table:formula="of:=1/([.$F$1]*(1/[.A82])*(1/[.B82])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94" calcext:value-type="float">
            <text:p>16394</text:p>
          </table:table-cell>
          <table:table-cell table:formula="of:=1/([.$F$1]*(1/[.A83])*(1/[.B83]))" office:value-type="float" office:value="32.01953125" calcext:value-type="float">
            <text:p>32.0195312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table:formula="of:=1/([.$F$1]*(1/[.A84])*(1/[.B84])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table:formula="of:=1/([.$F$1]*(1/[.A85])*(1/[.B85])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formula="of:=1/([.$F$1]*(1/[.A86])*(1/[.B86]))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formula="of:=1/([.$F$1]*(1/[.A87])*(1/[.B87]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formula="of:=1/([.$F$1]*(1/[.A88])*(1/[.B88]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1/([.$F$1]*(1/[.A89])*(1/[.B89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formula="of:=1/([.$F$1]*(1/[.A90])*(1/[.B90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formula="of:=1/([.$F$1]*(1/[.A91])*(1/[.B91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table:formula="of:=1/([.$F$1]*(1/[.A92])*(1/[.B92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formula="of:=1/([.$F$1]*(1/[.A93])*(1/[.B93])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table:formula="of:=1/([.$F$1]*(1/[.A94])*(1/[.B94])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94" calcext:value-type="float">
            <text:p>16394</text:p>
          </table:table-cell>
          <table:table-cell table:formula="of:=1/([.$F$1]*(1/[.A95])*(1/[.B95]))" office:value-type="float" office:value="64.0390625" calcext:value-type="float">
            <text:p>64.039062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table:formula="of:=1/([.$F$1]*(1/[.A96])*(1/[.B96])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table:formula="of:=1/([.$F$1]*(1/[.A97])*(1/[.B97]))" office:value-type="float" office:value="256" calcext:value-type="float">
            <text:p>25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8-12T21:11:49.514424587</meta:creation-date>
    <dc:date>2014-08-12T21:17:27.311875836</dc:date>
    <dc:creator>Kevin </dc:creator>
    <meta:editing-duration>PT1M40S</meta:editing-duration>
    <meta:editing-cycles>2</meta:editing-cycles>
    <meta:generator>LibreOffice/4.2.4.2$Linux_X86_64 LibreOffice_project/420m0$Build-2</meta:generator>
    <meta:document-statistic meta:table-count="1" meta:cell-count="293" meta:object-count="0"/>
  </office:meta>
</office:document-meta>
</file>